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11.5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4.6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3" draw:start-glue-point="4" draw:end-shape="id4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2" draw:start-glue-point="4" draw:end-shape="id4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501cm" svg:y1="7.253cm" svg:x2="7.591cm" svg:y2="4.085cm" draw:start-shape="id5" draw:start-glue-point="4" draw:end-shape="id4" draw:end-glue-point="10" svg:d="M12501 7253c0-2112-1636-3168-4910-3168" svg:viewBox="0 0 4911 3169">
          <text:p text:style-name="P1"><text:s text:c="29"/>2</text:p>
        </draw:connector>
        <draw:connector draw:style-name="gr3" draw:text-style-name="P1" draw:layer="layout" draw:type="curve" draw:line-skew="0.651cm" svg:x1="15.547cm" svg:y1="7.283cm" svg:x2="7.326cm" svg:y2="3.475cm" draw:start-shape="id6" draw:start-glue-point="4" draw:end-shape="id4" draw:end-glue-point="11" svg:d="M15547 7283c0-5866-8221-3962-8221-3808" svg:viewBox="0 0 8222 4225">
          <text:p text:style-name="P1"><text:s text:c="50"/>3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27:51.783642053</dc:date>
    <dc:creator>elucterio </dc:creator>
    <meta:editing-duration>PT4H17M39S</meta:editing-duration>
    <meta:editing-cycles>23</meta:editing-cycles>
    <meta:generator>LibreOffice/4.2.8.2$Linux_X86_64 LibreOffice_project/420m0$Build-2</meta:generator>
    <meta:document-statistic meta:object-count="11"/>
  </office:meta>
</office:document-meta>
</file>